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ntius D-Bus Interface Specification</text:p>
      <text:h text:style-name="Heading_20_1" text:outline-level="1">Version 0.1</text:h>
      <text:h text:style-name="Heading_20_1" text:outline-level="1">About</text:h>
      <text:h text:style-name="Heading_20_1" text:outline-level="1">Changes</text:h>
      <text:h text:style-name="Heading_20_1" text:outline-level="1">Corrections</text:h>
      <text:h text:style-name="Heading_20_1" text:outline-level="1">Bus Name Policy</text:h>
      <text:h text:style-name="Heading_20_1" text:outline-level="1">Entry point</text:h>
      <text:h text:style-name="Heading_20_1" text:outline-level="1">Interfa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. Rücker</meta:initial-creator>
    <meta:creation-date>2014-11-06T09:39:10.760002882</meta:creation-date>
    <dc:date>2014-11-06T10:35:48.774093194</dc:date>
    <dc:creator>Thomas B. Rücker</dc:creator>
    <meta:editing-duration>PT41M27S</meta:editing-duration>
    <meta:editing-cycles>1</meta:editing-cycles>
    <meta:document-statistic meta:table-count="0" meta:image-count="0" meta:object-count="0" meta:page-count="1" meta:paragraph-count="8" meta:word-count="15" meta:character-count="107" meta:non-whitespace-character-count="100"/>
    <meta:generator>LibreOffice/4.3.1.2$Linux_X86_64 LibreOffice_project/430m0$Build-2</meta:generator>
  </office:meta>
</office:document-meta>
</file>